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e89bce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e89bce" officeooo:paragraph-rsid="00e89bce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0" style:family="paragraph" style:parent-style-name="Text_20_body">
      <style:text-properties fo:font-size="11pt" fo:font-weight="normal" officeooo:rsid="0018609b" officeooo:paragraph-rsid="00d77502" style:font-size-asian="11pt" style:font-weight-asian="normal" style:font-size-complex="11pt" style:font-weight-complex="normal"/>
    </style:style>
    <style:style style:name="P21" style:family="paragraph" style:parent-style-name="Text_20_body">
      <style:text-properties officeooo:rsid="00e89bce" officeooo:paragraph-rsid="00e89bce"/>
    </style:style>
    <style:style style:name="P22" style:family="paragraph" style:parent-style-name="Text_20_body">
      <style:text-properties fo:font-weight="bold" officeooo:rsid="00e89bce" officeooo:paragraph-rsid="00e89bce" style:font-weight-asian="bold" style:font-weight-complex="bold"/>
    </style:style>
    <style:style style:name="P23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4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5" style:family="paragraph" style:parent-style-name="Standard">
      <style:text-properties fo:language="ca" fo:country="ES" fo:background-color="#ffff00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7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30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2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4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5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8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9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0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4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4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0ea15c8" fo:background-color="transparent" style:font-size-asian="16pt" style:font-weight-asian="bold" style:font-size-complex="16pt" style:language-complex="ar" style:country-complex="SA"/>
    </style:style>
    <style:style style:name="P4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45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6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0ea15c8" style:language-complex="ar" style:country-complex="SA"/>
    </style:style>
    <style:style style:name="P47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8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ea15c8" style:language-complex="ar" style:country-complex="SA"/>
    </style:style>
    <style:style style:name="P49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89bce" style:font-size-asian="8pt"/>
    </style:style>
    <style:style style:name="T4" style:family="text">
      <style:text-properties officeooo:rsid="00e89bce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officeooo:rsid="00dd0b0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background-color="transparent" loext:char-shading-value="0" style:font-size-asian="16pt" style:font-size-complex="1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d5d910" style:font-style-asian="normal" style:font-style-complex="normal"/>
    </style:style>
    <style:style style:name="T19" style:family="text">
      <style:text-properties fo:color="#000000" officeooo:rsid="00788bab"/>
    </style:style>
    <style:style style:name="T20" style:family="text">
      <style:text-properties fo:color="#000000" officeooo:rsid="00d77502"/>
    </style:style>
    <style:style style:name="T21" style:family="text">
      <style:text-properties style:font-weight-complex="normal"/>
    </style:style>
    <style:style style:name="T22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3" style:family="text">
      <style:text-properties style:font-name="Arial Black" fo:font-size="24pt" officeooo:rsid="00e89bce" fo:background-color="transparent" loext:char-shading-value="0" style:font-size-asian="24pt" style:font-size-complex="24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e58d47" style:font-weight-asian="bold" style:font-weight-complex="bold"/>
    </style:style>
    <style:style style:name="T26" style:family="text">
      <style:text-properties fo:font-weight="bold" officeooo:rsid="00e93830" style:font-weight-asian="bold" style:font-weight-complex="bold"/>
    </style:style>
    <style:style style:name="T2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8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fo:font-size="11pt" fo:font-style="normal" fo:font-weight="bold" officeooo:rsid="00e37641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officeooo:rsid="00eb55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12">CFG</text:span><text:span text:style-name="T10">S Administració de Sistemes Informàtics</text:span></text:p>
      <text:p text:style-name="P42">CFGS Desenvolupament d'Aplicacions Multiplataforma</text:p>
      <text:h text:style-name="P48" text:outline-level="1"><text:span text:style-name="T10">CFGS Desenvolupament d'Aplicacions </text:span><text:span text:style-name="T11">Web</text:span></text:h>
      <text:h text:style-name="P48" text:outline-level="1"><text:span text:style-name="T15">Mòdul 3</text:span><text:span text:style-name="T14"> – Programació bàsica</text:span></text:h>
      <text:h text:style-name="P49" text:outline-level="1">UF2 – <text:span text:style-name="T21">Programació modular</text:span></text:h>
      <text:p text:style-name="P41"><text:span text:style-name="T22">Informe de lliurament A40</text:span><text:span text:style-name="T23">3</text:span><text:span text:style-name="T9"> </text:span></text:p>
      <text:p text:style-name="P40"/>
      <text:p text:style-name="P32"/>
      <text:p text:style-name="P24"/>
      <text:p text:style-name="P27"/>
      <text:p text:style-name="P34">Forma i dates de lliurament</text:p>
      <text:p text:style-name="P25"/>
      <text:p text:style-name="P37">En cas que <text:span text:style-name="T30">hàgiu</text:span> de lliurar diversos fitxers, comprimiu-los tots en un format <text:span text:style-name="T16">ZIP</text:span><text:span text:style-name="T17"> </text:span><text:span text:style-name="T18">incloeu aquest document prèviament omplert en el fitxer comprimit i lliureu-lo a la bústia de de lliuraments de la unitat 4 abans de la data límit. Intenteu respectar sempre la data recomanada.</text:span></text:p>
      <text:p text:style-name="P36"/>
      <text:p text:style-name="P33"/>
      <text:p text:style-name="P35">Informe<text:bookmark-start text:name="__DdeLink__3243_1392924193"/></text:p>
      <text:h text:style-name="P47" text:outline-level="1"><text:bookmark-end text:name="__DdeLink__3243_1392924193"/></text:h>
      <text:p text:style-name="P26"><text:span text:style-name="T19">E</text:span><text:span text:style-name="T20">XERCICI 1</text:span></text:p>
      <text:p text:style-name="P43"/>
      <text:p text:style-name="P21"><text:span text:style-name="T29">E</text:span><text:span text:style-name="T28">scriu aquí el codi de la funció </text:span><text:span text:style-name="T27">valorMinim</text:span><text:span text:style-name="T28">.</text:span></text:p>
      <text:p text:style-name="P20"/>
      <text:p text:style-name="P20"/>
      <text:p text:style-name="P20"/>
      <text:p text:style-name="P17">EXERCICI 2</text:p>
      <text:p text:style-name="P17"/>
      <text:p text:style-name="P18">Escriu la regla que heu conclòs <text:span text:style-name="T30">en e</text:span>l fòrum, que <text:span text:style-name="T30">pot </text:span>predir el comportament dels arrays quan es passen per paràmetre.</text:p>
      <text:p text:style-name="P18"/>
      <text:p text:style-name="P16"/>
      <text:p text:style-name="P15"/>
      <text:p text:style-name="P15"/>
      <text:p text:style-name="P17">EXERCICI 3</text:p>
      <text:p text:style-name="P17"/>
      <text:p text:style-name="P22">Escriu la funció d'inicialització de l'array de text <text:s/>que rep la mida i genera un array, omplint tots els elements de cadenes buides.</text:p>
      <text:p text:style-name="P14"/>
      <text:p text:style-name="P14"/>
      <text:p text:style-name="P19"/>
      <text:p text:style-name="P28">VALORACIÓ</text:p>
      <text:p text:style-name="P29"><text:span text:style-name="T24">Creus que aquesta activitat t'ha ajudat </text:span><text:span text:style-name="T25">a veure </text:span><text:span text:style-name="T26">com es comporten <text:s/>els arrays en passar-los per paràmetres de funcions?</text:span><text:span text:style-name="T25"> </text:span><text:span text:style-name="T24">Indica el grau</text:span>:</text:p>
      <text:list xml:id="list3526432860280397839" text:style-name="L1">
        <text:list-item>
          <text:p text:style-name="P44">M'ha ajudat molt</text:p>
        </text:list-item>
        <text:list-item>
          <text:p text:style-name="P44">M'ha ajudat</text:p>
        </text:list-item>
        <text:list-item>
          <text:p text:style-name="P44">No m'ha ajudat gaire</text:p>
        </text:list-item>
        <text:list-item>
          <text:p text:style-name="P45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89bce" style:font-size-asian="8pt"/>
    </style:style>
    <style:style style:name="MT4" style:family="text">
      <style:text-properties officeooo:rsid="00e89bce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</text:span><text:span text:style-name="MT3">3</text:span></text:p>
                  </table:table-cell>
                  <table:table-cell table:style-name="Taula1.A1" office:value-type="string">
                    <text:p text:style-name="MP6">Activitat A-40<text:span text:style-name="MT4">3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27</meta:editing-cycles>
    <meta:editing-duration>P5DT2H9M43S</meta:editing-duration>
    <dc:date>2016-07-18T18:57:30.804663788</dc:date>
    <dc:creator>Josep Bornas</dc:creator>
    <meta:document-statistic meta:table-count="2" meta:image-count="3" meta:object-count="0" meta:page-count="1" meta:paragraph-count="38" meta:word-count="219" meta:character-count="1369" meta:non-whitespace-character-count="1185"/>
    <meta:user-defined meta:name="Info 1"/>
    <meta:user-defined meta:name="Info 2"/>
    <meta:user-defined meta:name="Info 3"/>
    <meta:user-defined meta:name="Info 4"/>
  </office:meta>
</office:document-meta>
</file>